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P2" style:family="paragraph" style:parent-style-name="Standard">
      <style:text-properties style:text-underline-style="solid" style:text-underline-width="auto" style:text-underline-color="font-color" fo:font-weight="bold"/>
    </style:style>
    <style:style style:name="P3" style:family="paragraph" style:parent-style-name="Standard">
      <style:text-properties officeooo:paragraph-rsid="00054740"/>
    </style:style>
    <style:style style:name="P4" style:family="paragraph" style:parent-style-name="Standard">
      <style:text-properties officeooo:paragraph-rsid="00058cb1"/>
    </style:style>
    <style:style style:name="P5" style:family="paragraph" style:parent-style-name="Text_20_body">
      <style:paragraph-properties fo:text-align="start" style:justify-single-word="false"/>
      <style:text-properties officeooo:paragraph-rsid="00054740"/>
    </style:style>
    <style:style style:name="P6" style:family="paragraph" style:parent-style-name="Heading_20_2">
      <style:text-properties officeooo:paragraph-rsid="00054740"/>
    </style:style>
    <style:style style:name="P7" style:family="paragraph" style:parent-style-name="Heading_20_1">
      <style:paragraph-properties fo:text-align="center" style:justify-single-word="false"/>
      <style:text-properties officeooo:paragraph-rsid="00054740"/>
    </style:style>
    <style:style style:name="T1" style:family="text">
      <style:text-properties officeooo:rsid="00054740"/>
    </style:style>
    <style:style style:name="T2" style:family="text">
      <style:text-properties officeooo:rsid="00058cb1"/>
    </style:style>
    <style:style style:name="T3" style:family="text">
      <style:text-properties officeooo:rsid="00060b0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Ilkka Lehikoinen</text:span></text:p>
      <text:p text:style-name="P3"><text:span text:style-name="T1">013787637</text:span></text:p>
      <text:p text:style-name="P3"><text:span text:style-name="T1"/></text:p>
      <text:p text:style-name="P3"><text:span text:style-name="T1"/></text:p>
      <text:p text:style-name="P3"><text:span text:style-name="T1"/></text:p>
      <text:h text:style-name="P7" text:outline-level="1"><text:span text:style-name="T1">Verkkojen vahvasti yhtenäiset komponentit</text:span></text:h>
      <text:p text:style-name="P5"><text:span text:style-name="T1"/></text:p>
      <text:p text:style-name="P5"><text:span text:style-name="T1"/></text:p>
      <text:h text:style-name="P6" text:outline-level="2"><text:span text:style-name="T1">2. Viikkoraportti</text:span></text:h>
      <text:p text:style-name="Standard"/>
      <text:p text:style-name="P4"><text:span text:style-name="T2">Viikko on mennyt ohjelmoidessa olen keskittynyt Kos</text:span><text:span text:style-name="T3">u</text:span><text:span text:style-name="T2">rajun algoritmiin, siihen joka esiteltiin luentomonisteissakin, sillä ajatuksella että on ainakin yksi toimiva algoritmi.</text:span></text:p>
      <text:p text:style-name="Standard"/>
      <text:p text:style-name="Standard">Viikkoraportin kirjoitus</text:p>
      <text:p text:style-name="Standard">Raportti on vähintään sivun pituinen ja maksimissaan kaksi sivua pitkä. Vastaa kysymyksiin joko jokaisen kehityspäivän jälkeen lyhyesti, tai kerran/useamman kerran viikon aikana pidemmällä tekstillä. Raportti palautetaan aina viikkopalautuksen yhteydessä, eli torstaisin.</text:p>
      <text:p text:style-name="Standard"> </text:p>
      <text:p text:style-name="Standard">Vastaa kirjoituksessa vähintään seuraaviin kysymyksiin:</text:p>
      <text:p text:style-name="Standard"> </text:p>
      <text:p text:style-name="Standard">- mitä opin tällä viikolla / tänään?</text:p>
      <text:p text:style-name="Standard"> </text:p>
      <text:p text:style-name="Standard">- mikä jäi epäselväksi? Vastaa tähän kohtaan rehellisesti, koska tarjoan sinulle tarvittaessa apua tämän kohdan perusteella.</text:p>
      <text:p text:style-name="Standard"> </text:p>
      <text:p text:style-name="Standard">- miten ohjelma on edistynyt?</text:p>
      <text:p text:style-name="Standard"> </text:p>
      <text:p text:style-name="Standard">- mitä teen seuraavaksi?</text:p>
      <text:p text:style-name="Standard"> </text:p>
      <text:p text:style-name="Standard"> </text:p>
      <text:p text:style-name="Standard"> </text:p>
      <text:p text:style-name="Standard">Voit sisällyttää viikkoraporttin myös palautteen ohjaajille kurssista.</text:p>
      <text:p text:style-name="Standard"/>
      <text:p text:style-name="Standard"/>
      <text:p text:style-name="P2">Viikko 3: 20. - 24.5.</text:p>
      <text:p text:style-name="Standard">Ma-Pe: Ohjaus verkossa ja laitoksella</text:p>
      <text:p text:style-name="Standard"> </text:p>
      <text:p text:style-name="P1">To 23.5. : Palautus 3</text:p>
      <text:p text:style-name="Standard">Vertaispalaute toisen työstä - sähköpostilla ohje tästä erikseen</text:p>
      <text:p text:style-name="Standard"> </text:p>
      <text:p text:style-name="Standard">Dokumentaatio: 100% kattava JavaDoc.</text:p>
      <text:p text:style-name="Standard">Viikkoraportti numero 2</text:p>
      <text:p text:style-name="Standard">Ohjelma: Ydinalue valmis, aloitettu omien tietorakenteiden toteutus.</text:p>
      <text:p text:style-name="Standard">Testaus: 100% koodikattavuus / dokumentoitu koodin kattava testaus. Aloitettu suorituskykytestaus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i" fo:country="FI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fi" fo:country="FI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21T11:48:24</meta:creation-date>
    <dc:date>2013-05-22T16:14:39</dc:date>
    <meta:editing-duration>PT55M19S</meta:editing-duration>
    <meta:editing-cycles>4</meta:editing-cycles>
    <meta:generator>LibreOffice/3.6$Linux_x86 LibreOffice_project/360m1$Build-2</meta:generator>
    <meta:document-statistic meta:table-count="0" meta:image-count="0" meta:object-count="0" meta:page-count="1" meta:paragraph-count="31" meta:word-count="149" meta:character-count="1267" meta:non-whitespace-character-count="1257"/>
  </office:meta>
</office:document-meta>
</file>